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Arial" fo:font-size="14pt" style:font-size-asian="14pt" style:font-size-complex="14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4pt" style:font-size-asian="14pt" style:font-size-complex="14pt"/>
    </style:style>
    <style:style style:name="T1" style:family="text">
      <style:text-properties fo:color="#00cc00"/>
    </style:style>
    <style:style style:name="T2" style:family="text">
      <style:text-properties fo:color="#ff3300"/>
    </style:style>
    <style:style style:name="T3" style:family="text">
      <style:text-properties fo:color="#0066ff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style:font-name="Consolas" fo:font-size="11.25pt" fo:letter-spacing="normal" fo:font-style="normal" fo:font-weight="normal"/>
    </style:style>
    <style:style style:name="T6" style:family="text">
      <style:text-properties fo:font-variant="normal" fo:text-transform="none" style:font-name="Arial" fo:letter-spacing="normal" fo:font-style="normal" fo:font-weight="normal"/>
    </style:style>
    <style:style style:name="T7" style:family="text">
      <style:text-properties style:font-name="Arial"/>
    </style:style>
    <style:style style:name="T8" style:family="text">
      <style:text-properties style:font-name="Arial" fo:letter-spacing="normal" fo:font-style="italic" fo:font-weight="normal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Query</text:p>
      <text:p text:style-name="P2"/>
      <text:p text:style-name="P3">Wat is jQuery?</text:p>
      <text:list xml:id="list8857431880698744072" text:style-name="L1">
        <text:list-item>
          <text:p text:style-name="P5">jQuery is een lichtgewicht,”schrijf minder, doe meer”, JavaScript bibliotheek.</text:p>
        </text:list-item>
        <text:list-item>
          <text:p text:style-name="P5">Het doel van jQuery is het vergemakkelijken van JavaScript op jouw website.</text:p>
        </text:list-item>
        <text:list-item>
          <text:p text:style-name="P5">jQuery verpakt veel regels JavaScript in één regel code. </text:p>
        </text:list-item>
        <text:list-item>
          <text:p text:style-name="P5">Jquery vereenvoudigt ook veel van de gecompliceerde dingen van JavaScript, zoals AJAX-aanroepen en DOM-manipulatie. </text:p>
        </text:list-item>
      </text:list>
      <text:p text:style-name="P1"/>
      <text:p text:style-name="P1">De jQuery-bibliotheek bevat de volgende functies: </text:p>
      <text:list xml:id="list3976592061094047060" text:style-name="L2">
        <text:list-item>
          <text:p text:style-name="P6">HTML/DOM-manipulatie</text:p>
        </text:list-item>
        <text:list-item>
          <text:p text:style-name="P6">CSS-manipulatie</text:p>
        </text:list-item>
        <text:list-item>
          <text:p text:style-name="P6">HTML-gebeurtenismethoden</text:p>
        </text:list-item>
        <text:list-item>
          <text:p text:style-name="P6">Effecten en animaties</text:p>
        </text:list-item>
        <text:list-item>
          <text:p text:style-name="P6">AJAX</text:p>
        </text:list-item>
        <text:list-item>
          <text:p text:style-name="P6">Tools.</text:p>
        </text:list-item>
      </text:list>
      <text:p text:style-name="P1"/>
      <text:p text:style-name="P1">Jquery toevoegen aan je eigen websites: </text:p>
      <text:list xml:id="list2067309874328133823" text:style-name="L3">
        <text:list-item>
          <text:p text:style-name="P7">Je kan de jQuery bibliotheek downloaden via jQuery.com</text:p>
        </text:list-item>
        <text:list-item>
          <text:p text:style-name="P7">Voeg jQuery toe van een CDN. </text:p>
        </text:list-item>
      </text:list>
      <text:p text:style-name="P1"/>
      <text:p text:style-name="P1">Jquery-syntaxis</text:p>
      <text:p text:style-name="P1"/>
      <text:p text:style-name="P1">De jQuery-syntaxis is op maat gemaakt voor het selecteren van HTML-elementen en het uitvoeren van enige actie op de elementen. </text:p>
      <text:p text:style-name="P1"/>
      <text:p text:style-name="P1">De basissyntaxis is: <text:s/><text:span text:style-name="T1">$ </text:span><text:s/>(<text:span text:style-name="T2">SELECTOR</text:span>).<text:span text:style-name="T3"> ACTIE ()</text:span></text:p>
      <text:list xml:id="list5482047399532272898" text:style-name="L4">
        <text:list-item>
          <text:p text:style-name="P8">Een <text:span text:style-name="T1">$ </text:span>– teken om jQuery te definiëren / openen.</text:p>
        </text:list-item>
        <text:list-item>
          <text:p text:style-name="P8">Een (<text:span text:style-name="T2">selector</text:span>) om HTML-ELEMENTEN te “opvragen (of te vinden).</text:p>
        </text:list-item>
        <text:list-item>
          <text:p text:style-name="P8">Een<text:span text:style-name="T3"> jQuery-actie()</text:span> die moet worden uitgevoerd op de elementen.</text:p>
        </text:list-item>
      </text:list>
      <text:p text:style-name="P1"/>
      <text:p text:style-name="P1">Voorbeelden: </text:p>
      <text:p text:style-name="P1"><text:tab/><text:span text:style-name="T1">$</text:span>(<text:span text:style-name="T2">this</text:span>)<text:span text:style-name="T3">.hide() </text:span>– verbergt het huidige element. </text:p>
      <text:p text:style-name="P1"><text:tab/><text:span text:style-name="T1">$</text:span>(<text:span text:style-name="T2">“p”</text:span>)<text:span text:style-name="T3">.hide</text:span> – verbergt alle &lt;p&gt; elementen.</text:p>
      <text:p text:style-name="P1"><text:tab/><text:span text:style-name="T1">$</text:span>(<text:span text:style-name="T2">“.test”</text:span>)<text:span text:style-name="T3">.hide</text:span> – verbergt alle elementen met class = “test”.</text:p>
      <text:p text:style-name="P1"><text:tab/><text:span text:style-name="T1">$</text:span>(<text:span text:style-name="T2">“#test”</text:span>)<text:span text:style-name="T3">.hide</text:span> – verbergt het element met de id =”test”. </text:p>
      <text:p text:style-name="P1"/>
      <text:p text:style-name="P1"/>
      <text:p text:style-name="P1"/>
      <text:p text:style-name="P1"/>
      <text:p text:style-name="P1"/>
      <text:p text:style-name="P1"><text:soft-page-break/>De document Ready-gebeurtenis. </text:p>
      <text:p text:style-name="P1"/>
      <text:p text:style-name="P1">Om te voorkomen dat de jQuery code wordt uitgevoerd voordat het document is geladen, gebruiken we de document ready-gebeurtenis. </text:p>
      <text:p text:style-name="P1"/>
      <text:p text:style-name="P1"><text:tab/>$(document).ready(function(){</text:p>
      <text:p text:style-name="P1"><text:tab/><text:tab/>//jQuery methodes goes here...</text:p>
      <text:p text:style-name="P1"><text:tab/>});</text:p>
      <text:p text:style-name="P1"/>
      <text:p text:style-name="P1">Er bestaat ook een kortere methode voor de document ready gebeurtenis. </text:p>
      <text:p text:style-name="P1"/>
      <text:p text:style-name="P4"><text:span text:style-name="T5"><text:tab/></text:span><text:span text:style-name="T6">$(function(){</text:span><text:span text:style-name="T7"><text:line-break/><text:tab/><text:tab/></text:span><text:span text:style-name="T8">// jQuery methods go here...</text:span><text:span text:style-name="T7"><text:line-break/><text:tab/></text:span><text:span text:style-name="T6">});</text:span><text:span text:style-name="T7"> </text:span></text:p>
      <text:p text:style-name="P4"><text:span text:style-name="T7"/></text:p>
      <text:p text:style-name="P4"><text:span text:style-name="T7">jQuery Selectors</text:span></text:p>
      <text:p text:style-name="P4"><text:span text:style-name="T7"/></text:p>
      <text:p text:style-name="P4"><text:span text:style-name="T7">De jQuert element selector selecteert elementen op basis van de elementnaam.</text:span></text:p>
      <text:p text:style-name="P4"><text:span text:style-name="T7"/></text:p>
      <text:p text:style-name="P4"><text:span text:style-name="T7">Je kunt bvb alle &lt;p&gt; elementen op een pagina als volgt selecteren: </text:span></text:p>
      <text:p text:style-name="P4"><text:span text:style-name="T7"/></text:p>
      <text:p text:style-name="P4"><text:span text:style-name="T7"><text:tab/>$('p')</text:span></text:p>
      <text:p text:style-name="P4"><text:span text:style-name="T7"/></text:p>
      <text:p text:style-name="P4"><text:span text:style-name="T7">Of een id (#):</text:span></text:p>
      <text:p text:style-name="P4"><text:span text:style-name="T7"/></text:p>
      <text:p text:style-name="P4"><text:span text:style-name="T7"><text:tab/>$('#test')</text:span></text:p>
      <text:p text:style-name="P4"><text:span text:style-name="T7"/></text:p>
      <text:p text:style-name="P4"><text:span text:style-name="T7">Hetzelfde met een .class selector</text:span></text:p>
      <text:p text:style-name="P4"><text:span text:style-name="T7"/></text:p>
      <text:p text:style-name="P4"><text:span text:style-name="T7"><text:tab/>$(“.class”)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able:table table:name="Tabel1" table:style-name="Tabel1">
        <table:table-column table:style-name="Tabel1.A" table:number-columns-repeated="2"/>
        <text:soft-page-break/>
        <table:table-row>
          <table:table-cell table:style-name="Tabel1.A1" office:value-type="string">
            <text:p text:style-name="P11">Syntax</text:p>
          </table:table-cell>
          <table:table-cell table:style-name="Tabel1.B1" office:value-type="string">
            <text:p text:style-name="P11">Uitleg</text:p>
          </table:table-cell>
        </table:table-row>
        <table:table-row>
          <table:table-cell table:style-name="Tabel1.A2" office:value-type="string">
            <text:p text:style-name="P10">$(“*”)</text:p>
          </table:table-cell>
          <table:table-cell table:style-name="Tabel1.B2" office:value-type="string">
            <text:p text:style-name="P10">Selecteert alle elementen</text:p>
          </table:table-cell>
        </table:table-row>
        <table:table-row>
          <table:table-cell table:style-name="Tabel1.A2" office:value-type="string">
            <text:p text:style-name="P10">$(this)</text:p>
          </table:table-cell>
          <table:table-cell table:style-name="Tabel1.B2" office:value-type="string">
            <text:p text:style-name="P10">Selecteert het huidige HTML element</text:p>
          </table:table-cell>
        </table:table-row>
        <table:table-row>
          <table:table-cell table:style-name="Tabel1.A2" office:value-type="string">
            <text:p text:style-name="P10">$(“p.intro”)</text:p>
          </table:table-cell>
          <table:table-cell table:style-name="Tabel1.B2" office:value-type="string">
            <text:p text:style-name="P10">Selecteert de paragraaf met de class “intro”</text:p>
          </table:table-cell>
        </table:table-row>
        <table:table-row>
          <table:table-cell table:style-name="Tabel1.A2" office:value-type="string">
            <text:p text:style-name="P10">$(“p:first”)</text:p>
          </table:table-cell>
          <table:table-cell table:style-name="Tabel1.B2" office:value-type="string">
            <text:p text:style-name="P10">Selecteert de eerste &lt;p&gt; element</text:p>
          </table:table-cell>
        </table:table-row>
        <table:table-row>
          <table:table-cell table:style-name="Tabel1.A2" office:value-type="string">
            <text:p text:style-name="P10">$(“ul li:first”)</text:p>
          </table:table-cell>
          <table:table-cell table:style-name="Tabel1.B2" office:value-type="string">
            <text:p text:style-name="P10">Selecteert de eerste &lt;li&gt; uit de eerste &lt;ul&gt; lijst</text:p>
          </table:table-cell>
        </table:table-row>
        <table:table-row>
          <table:table-cell table:style-name="Tabel1.A2" office:value-type="string">
            <text:p text:style-name="P10"><text:span text:style-name="T4">$("ul li:first-child")</text:span> </text:p>
          </table:table-cell>
          <table:table-cell table:style-name="Tabel1.B2" office:value-type="string">
            <text:p text:style-name="P10">Selecteert de eerste &lt;li&gt; van alle &lt;ul&gt;</text:p>
          </table:table-cell>
        </table:table-row>
        <table:table-row>
          <table:table-cell table:style-name="Tabel1.A2" office:value-type="string">
            <text:p text:style-name="P10">$(“[href]”)</text:p>
          </table:table-cell>
          <table:table-cell table:style-name="Tabel1.B2" office:value-type="string">
            <text:p text:style-name="P10">Selecteert alle elementen met een href attribuut</text:p>
          </table:table-cell>
        </table:table-row>
        <table:table-row>
          <table:table-cell table:style-name="Tabel1.A2" office:value-type="string">
            <text:p text:style-name="P10">$(“a[target='_blank']”)</text:p>
          </table:table-cell>
          <table:table-cell table:style-name="Tabel1.B2" office:value-type="string">
            <text:p text:style-name="P10">Selecteert alle &lt;a&gt; elementen met een target met de waarde “_blank”</text:p>
          </table:table-cell>
        </table:table-row>
        <table:table-row>
          <table:table-cell table:style-name="Tabel1.A2" office:value-type="string">
            <text:p text:style-name="P10">$(“a[target!='_blank']”)</text:p>
          </table:table-cell>
          <table:table-cell table:style-name="Tabel1.B2" office:value-type="string">
            <text:p text:style-name="P10">Selecteert alle &lt;a&gt; elementen <text:s/>met een target attribuut <text:s/>met de waarde die niet gelijk is aan “_blank”.</text:p>
          </table:table-cell>
        </table:table-row>
        <table:table-row>
          <table:table-cell table:style-name="Tabel1.A2" office:value-type="string">
            <text:p text:style-name="P10">$(“:button”)</text:p>
          </table:table-cell>
          <table:table-cell table:style-name="Tabel1.B2" office:value-type="string">
            <text:p text:style-name="P10">Selecteert alle &lt;button&gt; elementen en &lt;input&gt; elementen met de type=”button”.</text:p>
          </table:table-cell>
        </table:table-row>
        <table:table-row>
          <table:table-cell table:style-name="Tabel1.A2" office:value-type="string">
            <text:p text:style-name="P10">$(“tr:even”)</text:p>
          </table:table-cell>
          <table:table-cell table:style-name="Tabel1.B2" office:value-type="string">
            <text:p text:style-name="P10">Selecteert alle even &lt;tr&gt; elementen</text:p>
          </table:table-cell>
        </table:table-row>
        <table:table-row>
          <table:table-cell table:style-name="Tabel1.A2" office:value-type="string">
            <text:p text:style-name="P10">$(“tr:odd”)</text:p>
          </table:table-cell>
          <table:table-cell table:style-name="Tabel1.B2" office:value-type="string">
            <text:p text:style-name="P10">Selecteert alle oneven &lt;tr&gt; elementen</text:p>
          </table:table-cell>
        </table:table-row>
      </table:table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nsolas" svg:font-family="Consolas, 'courier new'"/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Beerden</meta:initial-creator>
    <meta:creation-date>2020-04-20T21:31:43.53</meta:creation-date>
    <dc:date>2020-04-21T09:13:44.28</dc:date>
    <dc:creator>Laura Beerden</dc:creator>
    <meta:editing-duration>PT23M34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3" meta:paragraph-count="68" meta:word-count="374" meta:character-count="2563"/>
  </office:meta>
</office:document-meta>
</file>